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fe53a" officeooo:paragraph-rsid="001fe53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32af7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fe6e1" officeooo:paragraph-rsid="001fe6e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3b8530" officeooo:paragraph-rsid="001fe6e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e53a" officeooo:paragraph-rsid="001fe53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e53a" officeooo:paragraph-rsid="00480b2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fe53a"/>
    </style:style>
    <style:style style:name="P11" style:family="paragraph" style:parent-style-name="Standard">
      <style:paragraph-properties fo:text-align="start" style:justify-single-word="false"/>
      <style:text-properties officeooo:paragraph-rsid="004b7c84"/>
    </style:style>
    <style:style style:name="P12" style:family="paragraph" style:parent-style-name="Standard">
      <style:paragraph-properties fo:text-align="start" style:justify-single-word="false"/>
      <style:text-properties officeooo:paragraph-rsid="00480b2c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37b1e2" officeooo:paragraph-rsid="004ecebe" style:font-size-asian="8pt" style:font-weight-asian="bold" style:font-name-complex="Arial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style="normal" officeooo:rsid="0039c61e" officeooo:paragraph-rsid="00480b2c" style:font-size-asian="12pt" style:font-style-asian="normal" style:font-size-complex="12pt" style:font-style-complex="normal"/>
    </style:style>
    <style:style style:name="P15" style:family="paragraph" style:parent-style-name="Standard">
      <style:text-properties officeooo:paragraph-rsid="004ecebe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officeooo:rsid="001fe53a" officeooo:paragraph-rsid="001fe53a" style:font-size-asian="14pt" style:font-size-complex="14pt"/>
    </style:style>
    <style:style style:name="P17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fo:font-weight="bold" officeooo:rsid="004ecebe" officeooo:paragraph-rsid="00566403" style:font-size-asian="8pt" style:font-weight-asian="bold" style:font-name-complex="Arial" style:font-size-complex="8pt"/>
    </style:style>
    <style:style style:name="P18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fo:font-weight="bold" officeooo:rsid="004ecebe" officeooo:paragraph-rsid="0056f3a6" style:font-size-asian="8pt" style:font-weight-asian="bold" style:font-name-complex="Arial" style:font-size-complex="8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style="normal" officeooo:rsid="004ecebe" officeooo:paragraph-rsid="00480b2c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officeooo:rsid="004f9cd7" officeooo:paragraph-rsid="001fe53a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officeooo:paragraph-rsid="001fe53a"/>
    </style:style>
    <style:style style:name="P22" style:family="paragraph" style:parent-style-name="Standard">
      <style:text-properties officeooo:paragraph-rsid="00566403"/>
    </style:style>
    <style:style style:name="P23" style:family="paragraph" style:parent-style-name="Standard">
      <style:paragraph-properties fo:text-align="start" style:justify-single-word="false"/>
      <style:text-properties style:font-name="Arial" fo:font-size="8pt" fo:font-weight="bold" officeooo:rsid="0037b1e2" officeooo:paragraph-rsid="00566403" style:font-size-asian="8pt" style:font-weight-asian="bold" style:font-name-complex="Arial" style:font-size-complex="8pt"/>
    </style:style>
    <style:style style:name="T1" style:family="text">
      <style:text-properties officeooo:rsid="001fe53a"/>
    </style:style>
    <style:style style:name="T2" style:family="text">
      <style:text-properties fo:font-size="12pt" officeooo:rsid="001fe53a" style:font-size-asian="10.5pt" style:font-size-complex="12pt"/>
    </style:style>
    <style:style style:name="T3" style:family="text">
      <style:text-properties fo:font-size="12pt" officeooo:rsid="004ecebe" style:font-size-asian="10.5pt" style:font-size-complex="12pt"/>
    </style:style>
    <style:style style:name="T4" style:family="text">
      <style:text-properties fo:font-size="12pt" officeooo:rsid="00561ffe" style:font-size-asian="10.5pt" style:font-size-complex="12pt"/>
    </style:style>
    <style:style style:name="T5" style:family="text">
      <style:text-properties fo:font-size="12pt" officeooo:rsid="00566403" style:font-size-asian="10.5pt" style:font-size-complex="12pt"/>
    </style:style>
    <style:style style:name="T6" style:family="text">
      <style:text-properties fo:font-size="12pt" officeooo:rsid="0056f3a6" style:font-size-asian="10.5pt" style:font-size-complex="12pt"/>
    </style:style>
    <style:style style:name="T7" style:family="text">
      <style:text-properties officeooo:rsid="0025c879"/>
    </style:style>
    <style:style style:name="T8" style:family="text">
      <style:text-properties officeooo:rsid="0032af73"/>
    </style:style>
    <style:style style:name="T9" style:family="text">
      <style:text-properties style:font-name="Times New Roman" fo:font-size="12pt" fo:font-style="normal" officeooo:rsid="0056f3a6" style:font-size-asian="12pt" style:font-style-asian="normal" style:font-size-complex="12pt" style:font-style-complex="normal"/>
    </style:style>
    <style:style style:name="T10" style:family="text">
      <style:text-properties style:font-name="Times New Roman" fo:font-style="normal" officeooo:rsid="0056f3a6" style:font-size-asian="12pt" style:font-style-asian="normal" style:font-style-complex="normal"/>
    </style:style>
    <style:style style:name="T11" style:family="text">
      <style:text-properties fo:font-size="14pt" officeooo:rsid="001fe53a" style:font-size-asian="14pt" style:font-size-complex="14pt"/>
    </style:style>
    <style:style style:name="T12" style:family="text">
      <style:text-properties fo:font-size="14pt" officeooo:rsid="001fe6e1" style:font-size-asian="12.25pt" style:font-size-complex="14pt"/>
    </style:style>
    <style:style style:name="T13" style:family="text">
      <style:text-properties officeooo:rsid="00561ffe"/>
    </style:style>
    <style:style style:name="T14" style:family="text">
      <style:text-properties officeooo:rsid="00566403"/>
    </style:style>
    <style:style style:name="T15" style:family="text">
      <style:text-properties officeooo:rsid="0056f3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yan Turek</text:p>
      <text:p text:style-name="P2"/>
      <text:p text:style-name="P2">-</text:p>
      <text:p text:style-name="P2"/>
      <text:p text:style-name="P4"><text:span text:style-name="T1">Experiment #</text:span><text:span text:style-name="T13">7</text:span><text:span text:style-name="T1"> – </text:span><text:span text:style-name="T13">8-Bit Patterns and Keyboard Input</text:span></text:p>
      <text:p text:style-name="P2">CPE 311 S-001</text:p>
      <text:p text:style-name="P2"/>
      <text:p text:style-name="P2">Lab Partner: Tyler Durham</text:p>
      <text:p text:style-name="P2"/>
      <text:p text:style-name="P2">-</text:p>
      <text:p text:style-name="P2"/>
      <text:p text:style-name="P2">0<text:span text:style-name="T7">9/</text:span><text:span text:style-name="T8">12</text:span>/2013</text:p>
      <text:p text:style-name="P16">Introduction:</text:p>
      <text:p text:style-name="P3"/>
      <text:p text:style-name="P10"><text:span text:style-name="T11"><text:tab/></text:span><text:span text:style-name="T3">The goal of this lab is to </text:span><text:span text:style-name="T4">utilize the I8086's logical and bit manipulation instructions to generate various bit patterns. These patterns will be displayed across an 8-bit LED interface that was designed in a previous lab.</text:span></text:p>
      <text:p text:style-name="P8"/>
      <text:p text:style-name="P5">Exercise 1:</text:p>
      <text:p text:style-name="P5"/>
      <text:p text:style-name="P10"><text:span text:style-name="T2">Experiment:<text:tab/></text:span><text:span text:style-name="T5">This experiment involves creating 3 distinct bit patterns. The patterns will start with an </text:span></text:p>
      <text:p text:style-name="P10"><text:span text:style-name="T5"><text:tab/><text:tab/>initial value loaded into a register at step 1.</text:span></text:p>
      <text:p text:style-name="P8"/>
      <text:p text:style-name="Standard"><text:span text:style-name="T2">Results:<text:tab/></text:span><text:span text:style-name="T3">Using </text:span><text:span text:style-name="T5">only logical operators we transitioned from the initial step to the next steps</text:span><text:span text:style-name="T3">:</text:span></text:p>
      <text:p text:style-name="Standard"><text:span text:style-name="T3"/></text:p>
      <text:p text:style-name="P22"><text:span text:style-name="T5"><text:tab/>Pattern One:</text:span></text:p>
      <text:p text:style-name="Standard"/>
      <text:p text:style-name="P17"><text:span text:style-name="T14">Assume cs:code, ds:data, ss:stack</text:span></text:p>
      <text:p text:style-name="P17"><text:span text:style-name="T14"></text:span></text:p>
      <text:p text:style-name="P17"><text:span text:style-name="T14">data segment </text:span></text:p>
      <text:p text:style-name="P17"><text:span text:style-name="T14">; All variables defined within the data segment</text:span></text:p>
      <text:p text:style-name="P17"><text:span text:style-name="T14">message db "Lab 5 Exercise 1$"</text:span></text:p>
      <text:p text:style-name="P17"><text:span text:style-name="T14">var db "w"</text:span></text:p>
      <text:p text:style-name="P17"><text:span text:style-name="T14">storage db 17 DUP(" ")</text:span></text:p>
      <text:p text:style-name="P17"><text:span text:style-name="T14">data ends</text:span></text:p>
      <text:p text:style-name="P17"><text:span text:style-name="T14"></text:span></text:p>
      <text:p text:style-name="P17"><text:span text:style-name="T14">stack segment <text:s/></text:span></text:p>
      <text:p text:style-name="P17"><text:span text:style-name="T14">;Stack size and the top of the stack defined in the stack segment</text:span></text:p>
      <text:p text:style-name="P17"><text:span text:style-name="T14">dw 100 dup(?)</text:span></text:p>
      <text:p text:style-name="P17"><text:span text:style-name="T14">stacktop:</text:span></text:p>
      <text:p text:style-name="P17"><text:span text:style-name="T14">stack ends</text:span></text:p>
      <text:p text:style-name="P17"><text:span text:style-name="T14"></text:span></text:p>
      <text:p text:style-name="P17"><text:span text:style-name="T14">code segment</text:span></text:p>
      <text:p text:style-name="P17"><text:span text:style-name="T14">begin:<text:tab/></text:span></text:p>
      <text:p text:style-name="P17"><text:span text:style-name="T14">mov ax, data</text:span></text:p>
      <text:p text:style-name="P17"><text:span text:style-name="T14">mov ds,ax</text:span></text:p>
      <text:p text:style-name="P17"><text:span text:style-name="T14">mov ax, stack</text:span></text:p>
      <text:p text:style-name="P17"><text:span text:style-name="T14">mov ss,ax</text:span></text:p>
      <text:p text:style-name="P17"><text:span text:style-name="T14">mov bx,0</text:span></text:p>
      <text:p text:style-name="P17"><text:span text:style-name="T14">mov sp, offset stacktop</text:span></text:p>
      <text:p text:style-name="P17"><text:span text:style-name="T14"></text:span></text:p>
      <text:p text:style-name="P17"><text:span text:style-name="T14">MOV DX,143H</text:span></text:p>
      <text:p text:style-name="P17"><text:span text:style-name="T14">MOV AL, 02H</text:span></text:p>
      <text:p text:style-name="P17"><text:span text:style-name="T14">OUT DX,AL</text:span></text:p>
      <text:p text:style-name="P17"><text:span text:style-name="T14"></text:span></text:p>
      <text:p text:style-name="P17"><text:span text:style-name="T14">;This sets the control register to direction mode</text:span></text:p>
      <text:p text:style-name="P17"><text:span text:style-name="T14"></text:span></text:p>
      <text:p text:style-name="P17"><text:span text:style-name="T14">MOV DX, 141H</text:span></text:p>
      <text:p text:style-name="P17"><text:span text:style-name="T14">MOV AL, 0FFH</text:span></text:p>
      <text:p text:style-name="P17"><text:span text:style-name="T14">OUT DX, AL</text:span></text:p>
      <text:p text:style-name="P17"><text:span text:style-name="T14"></text:span></text:p>
      <text:p text:style-name="P17"><text:span text:style-name="T14">;this tells the control register </text:span></text:p>
      <text:p text:style-name="P17"><text:span text:style-name="T14">;that all of the pins in port b are outputs</text:span></text:p>
      <text:p text:style-name="P17"><text:span text:style-name="T14"></text:span></text:p>
      <text:p text:style-name="P17"><text:span text:style-name="T14"></text:span></text:p>
      <text:p text:style-name="P17"><text:span text:style-name="T14">MOV DX, 143H</text:span></text:p>
      <text:p text:style-name="P17"><text:span text:style-name="T14">MOV AL, 03H</text:span></text:p>
      <text:p text:style-name="P17"><text:span text:style-name="T14">OUT DX, AL</text:span></text:p>
      <text:p text:style-name="P17"><text:span text:style-name="T14"></text:span></text:p>
      <text:p text:style-name="P17"><text:span text:style-name="T14">;this sets the control register to operation mode</text:span></text:p>
      <text:p text:style-name="P17"><text:span text:style-name="T14"></text:span></text:p>
      <text:p text:style-name="P17"><text:span text:style-name="T14">MOV DX, 141H</text:span></text:p>
      <text:p text:style-name="P17"><text:span text:style-name="T14"></text:span></text:p>
      <text:p text:style-name="P17"><text:span text:style-name="T14">MOV AL, 01000010b</text:span></text:p>
      <text:p text:style-name="P17"><text:span text:style-name="T14"></text:span></text:p>
      <text:p text:style-name="P17"><text:span text:style-name="T14">asdf:</text:span></text:p>
      <text:p text:style-name="P17"><text:soft-page-break/><text:span text:style-name="T14">MOV CX, 07H</text:span></text:p>
      <text:p text:style-name="P17"><text:span text:style-name="T14">abc:</text:span></text:p>
      <text:p text:style-name="P17"><text:span text:style-name="T14">OUT DX, Al</text:span></text:p>
      <text:p text:style-name="P17"><text:span text:style-name="T14">NOT AL</text:span></text:p>
      <text:p text:style-name="P17"><text:span text:style-name="T14">call delay</text:span></text:p>
      <text:p text:style-name="P17"><text:span text:style-name="T14">MOV CX, 07H</text:span></text:p>
      <text:p text:style-name="P17"><text:span text:style-name="T14">JMP asdf</text:span></text:p>
      <text:p text:style-name="P17"><text:span text:style-name="T14">;this is a infinite loop that turns on and off all of the LEDs</text:span></text:p>
      <text:p text:style-name="P17"><text:span text:style-name="T14"></text:span></text:p>
      <text:p text:style-name="P17"><text:span text:style-name="T14">delay:</text:span></text:p>
      <text:p text:style-name="P17"><text:span text:style-name="T14">;push and pop commands should be here but are not necessary</text:span></text:p>
      <text:p text:style-name="P17"><text:span text:style-name="T14">push cx</text:span></text:p>
      <text:p text:style-name="P17"><text:span text:style-name="T14">push bx</text:span></text:p>
      <text:p text:style-name="P17"><text:span text:style-name="T14">mov cx, 0fH</text:span></text:p>
      <text:p text:style-name="P17"><text:span text:style-name="T14">outerloop:</text:span></text:p>
      <text:p text:style-name="P17"><text:span text:style-name="T14">mov bx, 0ffffh</text:span></text:p>
      <text:p text:style-name="P17"><text:span text:style-name="T14">innerloop:</text:span></text:p>
      <text:p text:style-name="P17"><text:span text:style-name="T14">nop</text:span></text:p>
      <text:p text:style-name="P17"><text:span text:style-name="T14">dec bx</text:span></text:p>
      <text:p text:style-name="P17"><text:span text:style-name="T14">jnz innerloop</text:span></text:p>
      <text:p text:style-name="P17"><text:span text:style-name="T14">dec cx</text:span></text:p>
      <text:p text:style-name="P17"><text:span text:style-name="T14">jnz outerloop</text:span></text:p>
      <text:p text:style-name="P17"><text:span text:style-name="T14">pop bx</text:span></text:p>
      <text:p text:style-name="P17"><text:span text:style-name="T14">pop cx</text:span></text:p>
      <text:p text:style-name="P17"><text:span text:style-name="T14">ret</text:span></text:p>
      <text:p text:style-name="P17"><text:span text:style-name="T14">;this is the delay operation that gives the LEDs enough time to turn on and off, altogether this command runs 4096 times</text:span></text:p>
      <text:p text:style-name="P17"><text:span text:style-name="T14">code ends</text:span></text:p>
      <text:p text:style-name="P17"><text:span text:style-name="T14">end begin</text:span></text:p>
      <text:p text:style-name="P22"/>
      <text:p text:style-name="P22"><text:tab/><text:span text:style-name="T14">Pattern Two:</text:span></text:p>
      <text:p text:style-name="P22"/>
      <text:p text:style-name="P17"><text:span text:style-name="T14">Assume cs:code, ds:data, ss:stack</text:span></text:p>
      <text:p text:style-name="P17"><text:span text:style-name="T14"></text:span></text:p>
      <text:p text:style-name="P17"><text:span text:style-name="T14">data segment </text:span></text:p>
      <text:p text:style-name="P17"><text:span text:style-name="T14">; All variables defined within the data segment</text:span></text:p>
      <text:p text:style-name="P17"><text:span text:style-name="T14">message db "Lab 5 Exercise 1$"</text:span></text:p>
      <text:p text:style-name="P17"><text:span text:style-name="T14">var db "w"</text:span></text:p>
      <text:p text:style-name="P17"><text:span text:style-name="T14">storage db 17 DUP(" ")</text:span></text:p>
      <text:p text:style-name="P17"><text:span text:style-name="T14">data ends</text:span></text:p>
      <text:p text:style-name="P17"><text:span text:style-name="T14"></text:span></text:p>
      <text:p text:style-name="P17"><text:span text:style-name="T14">stack segment <text:s/></text:span></text:p>
      <text:p text:style-name="P17"><text:span text:style-name="T14">;Stack size and the top of the stack defined in the stack segment</text:span></text:p>
      <text:p text:style-name="P17"><text:span text:style-name="T14">dw 100 dup(?)</text:span></text:p>
      <text:p text:style-name="P17"><text:span text:style-name="T14">stacktop:</text:span></text:p>
      <text:p text:style-name="P17"><text:span text:style-name="T14">stack ends</text:span></text:p>
      <text:p text:style-name="P17"><text:span text:style-name="T14"></text:span></text:p>
      <text:p text:style-name="P17"><text:span text:style-name="T14">code segment</text:span></text:p>
      <text:p text:style-name="P17"><text:span text:style-name="T14">begin:<text:tab/></text:span></text:p>
      <text:p text:style-name="P17"><text:span text:style-name="T14">mov ax, data</text:span></text:p>
      <text:p text:style-name="P17"><text:span text:style-name="T14">mov ds,ax</text:span></text:p>
      <text:p text:style-name="P17"><text:span text:style-name="T14">mov ax, stack</text:span></text:p>
      <text:p text:style-name="P17"><text:span text:style-name="T14">mov ss,ax</text:span></text:p>
      <text:p text:style-name="P17"><text:span text:style-name="T14">mov bx,0</text:span></text:p>
      <text:p text:style-name="P17"><text:span text:style-name="T14">mov sp, offset stacktop</text:span></text:p>
      <text:p text:style-name="P17"><text:span text:style-name="T14"></text:span></text:p>
      <text:p text:style-name="P17"><text:span text:style-name="T14">MOV DX,143H</text:span></text:p>
      <text:p text:style-name="P17"><text:span text:style-name="T14">MOV AL, 02H</text:span></text:p>
      <text:p text:style-name="P17"><text:span text:style-name="T14">OUT DX,AL</text:span></text:p>
      <text:p text:style-name="P17"><text:span text:style-name="T14"></text:span></text:p>
      <text:p text:style-name="P17"><text:span text:style-name="T14">;This sets the control register to direction mode</text:span></text:p>
      <text:p text:style-name="P17"><text:span text:style-name="T14"></text:span></text:p>
      <text:p text:style-name="P17"><text:span text:style-name="T14">MOV DX, 141H</text:span></text:p>
      <text:p text:style-name="P17"><text:span text:style-name="T14">MOV AL, 0FFH</text:span></text:p>
      <text:p text:style-name="P17"><text:span text:style-name="T14">OUT DX, AL</text:span></text:p>
      <text:p text:style-name="P17"><text:span text:style-name="T14"></text:span></text:p>
      <text:p text:style-name="P17"><text:span text:style-name="T14">;this tells the control register </text:span></text:p>
      <text:p text:style-name="P17"><text:span text:style-name="T14">;that all of the pins in port b are outputs</text:span></text:p>
      <text:p text:style-name="P17"><text:span text:style-name="T14"></text:span></text:p>
      <text:p text:style-name="P17"><text:span text:style-name="T14"></text:span></text:p>
      <text:p text:style-name="P17"><text:span text:style-name="T14">MOV DX, 143H</text:span></text:p>
      <text:p text:style-name="P17"><text:soft-page-break/><text:span text:style-name="T14">MOV AL, 03H</text:span></text:p>
      <text:p text:style-name="P17"><text:span text:style-name="T14">OUT DX, AL</text:span></text:p>
      <text:p text:style-name="P17"><text:span text:style-name="T14"></text:span></text:p>
      <text:p text:style-name="P17"><text:span text:style-name="T14">;this sets the control register to operation mode</text:span></text:p>
      <text:p text:style-name="P17"><text:span text:style-name="T14"></text:span></text:p>
      <text:p text:style-name="P17"><text:span text:style-name="T14">MOV DX, 141H</text:span></text:p>
      <text:p text:style-name="P17"><text:span text:style-name="T14"></text:span></text:p>
      <text:p text:style-name="P17"><text:span text:style-name="T14">MOV AL, 01111111b</text:span></text:p>
      <text:p text:style-name="P17"><text:span text:style-name="T14"></text:span></text:p>
      <text:p text:style-name="P17"><text:span text:style-name="T14">asdf:</text:span></text:p>
      <text:p text:style-name="P17"><text:span text:style-name="T14">MOV CX, 07H</text:span></text:p>
      <text:p text:style-name="P17"><text:span text:style-name="T14">abc:</text:span></text:p>
      <text:p text:style-name="P17"><text:span text:style-name="T14">OUT DX, Al</text:span></text:p>
      <text:p text:style-name="P17"><text:span text:style-name="T14">ROR AL, 1</text:span></text:p>
      <text:p text:style-name="P17"><text:span text:style-name="T14">call delay</text:span></text:p>
      <text:p text:style-name="P17"><text:span text:style-name="T14">loop abc</text:span></text:p>
      <text:p text:style-name="P17"><text:span text:style-name="T14">MOV CX, 07H</text:span></text:p>
      <text:p text:style-name="P17"><text:span text:style-name="T14">def:</text:span></text:p>
      <text:p text:style-name="P17"><text:span text:style-name="T14">OUT DX, Al</text:span></text:p>
      <text:p text:style-name="P17"><text:span text:style-name="T14">ROL AL, 1</text:span></text:p>
      <text:p text:style-name="P17"><text:span text:style-name="T14">call delay</text:span></text:p>
      <text:p text:style-name="P17"><text:span text:style-name="T14">loop def</text:span></text:p>
      <text:p text:style-name="P17"><text:span text:style-name="T14">JMP asdf</text:span></text:p>
      <text:p text:style-name="P17"><text:span text:style-name="T14">;this is a infinite loop that turns on and off all of the LEDs</text:span></text:p>
      <text:p text:style-name="P17"><text:span text:style-name="T14"></text:span></text:p>
      <text:p text:style-name="P17"><text:span text:style-name="T14">delay:</text:span></text:p>
      <text:p text:style-name="P17"><text:span text:style-name="T14">;push and pop commands should be here but are not necessary</text:span></text:p>
      <text:p text:style-name="P17"><text:span text:style-name="T14">push cx</text:span></text:p>
      <text:p text:style-name="P17"><text:span text:style-name="T14">push bx</text:span></text:p>
      <text:p text:style-name="P17"><text:span text:style-name="T14">mov cx, 0fH</text:span></text:p>
      <text:p text:style-name="P17"><text:span text:style-name="T14">outerloop:</text:span></text:p>
      <text:p text:style-name="P17"><text:span text:style-name="T14">mov bx, 0ffffh</text:span></text:p>
      <text:p text:style-name="P17"><text:span text:style-name="T14">innerloop:</text:span></text:p>
      <text:p text:style-name="P17"><text:span text:style-name="T14">nop</text:span></text:p>
      <text:p text:style-name="P17"><text:span text:style-name="T14">dec bx</text:span></text:p>
      <text:p text:style-name="P17"><text:span text:style-name="T14">jnz innerloop</text:span></text:p>
      <text:p text:style-name="P17"><text:span text:style-name="T14">dec cx</text:span></text:p>
      <text:p text:style-name="P17"><text:span text:style-name="T14">jnz outerloop</text:span></text:p>
      <text:p text:style-name="P17"><text:span text:style-name="T14">pop bx</text:span></text:p>
      <text:p text:style-name="P17"><text:span text:style-name="T14">pop cx</text:span></text:p>
      <text:p text:style-name="P17"><text:span text:style-name="T14">ret</text:span></text:p>
      <text:p text:style-name="P17"><text:span text:style-name="T14">;this is the delay operation that gives the LEDs enough time to turn on and off, altogether this command runs 4096 times</text:span></text:p>
      <text:p text:style-name="P17"><text:span text:style-name="T14">code ends</text:span></text:p>
      <text:p text:style-name="P17"><text:span text:style-name="T14">end begin</text:span></text:p>
      <text:p text:style-name="P22"/>
      <text:p text:style-name="P22"><text:tab/><text:span text:style-name="T14">Pattern Three:</text:span></text:p>
      <text:p text:style-name="P22"/>
      <text:p text:style-name="P17"><text:span text:style-name="T14">Assume cs:code, ds:data, ss:stack</text:span></text:p>
      <text:p text:style-name="P17"><text:span text:style-name="T14"></text:span></text:p>
      <text:p text:style-name="P17"><text:span text:style-name="T14">data segment </text:span></text:p>
      <text:p text:style-name="P17"><text:span text:style-name="T14">; All variables defined within the data segment</text:span></text:p>
      <text:p text:style-name="P17"><text:span text:style-name="T14">message db "Lab 5 Exercise 1$"</text:span></text:p>
      <text:p text:style-name="P17"><text:span text:style-name="T14">var db "w"</text:span></text:p>
      <text:p text:style-name="P17"><text:span text:style-name="T14">storage db 17 DUP(" ")</text:span></text:p>
      <text:p text:style-name="P17"><text:span text:style-name="T14">data ends</text:span></text:p>
      <text:p text:style-name="P17"><text:span text:style-name="T14"></text:span></text:p>
      <text:p text:style-name="P17"><text:span text:style-name="T14">stack segment <text:s/></text:span></text:p>
      <text:p text:style-name="P17"><text:span text:style-name="T14">;Stack size and the top of the stack defined in the stack segment</text:span></text:p>
      <text:p text:style-name="P17"><text:span text:style-name="T14">dw 100 dup(?)</text:span></text:p>
      <text:p text:style-name="P17"><text:span text:style-name="T14">stacktop:</text:span></text:p>
      <text:p text:style-name="P17"><text:span text:style-name="T14">stack ends</text:span></text:p>
      <text:p text:style-name="P17"><text:span text:style-name="T14"></text:span></text:p>
      <text:p text:style-name="P17"><text:span text:style-name="T14">code segment</text:span></text:p>
      <text:p text:style-name="P17"><text:span text:style-name="T14">begin:<text:tab/></text:span></text:p>
      <text:p text:style-name="P17"><text:span text:style-name="T14">mov ax, data</text:span></text:p>
      <text:p text:style-name="P17"><text:span text:style-name="T14">mov ds,ax</text:span></text:p>
      <text:p text:style-name="P17"><text:span text:style-name="T14">mov ax, stack</text:span></text:p>
      <text:p text:style-name="P17"><text:span text:style-name="T14">mov ss,ax</text:span></text:p>
      <text:p text:style-name="P17"><text:span text:style-name="T14">mov bx,0</text:span></text:p>
      <text:p text:style-name="P17"><text:span text:style-name="T14">mov sp, offset stacktop</text:span></text:p>
      <text:p text:style-name="P17"><text:soft-page-break/><text:span text:style-name="T14"></text:span></text:p>
      <text:p text:style-name="P17"><text:span text:style-name="T14">MOV DX,143H</text:span></text:p>
      <text:p text:style-name="P17"><text:span text:style-name="T14">MOV AL, 02H</text:span></text:p>
      <text:p text:style-name="P17"><text:span text:style-name="T14">OUT DX,AL</text:span></text:p>
      <text:p text:style-name="P17"><text:span text:style-name="T14"></text:span></text:p>
      <text:p text:style-name="P17"><text:span text:style-name="T14">;This sets the control register to direction mode</text:span></text:p>
      <text:p text:style-name="P17"><text:span text:style-name="T14"></text:span></text:p>
      <text:p text:style-name="P17"><text:span text:style-name="T14">MOV DX, 141H</text:span></text:p>
      <text:p text:style-name="P17"><text:span text:style-name="T14">MOV AL, 0FFH</text:span></text:p>
      <text:p text:style-name="P17"><text:span text:style-name="T14">OUT DX, AL</text:span></text:p>
      <text:p text:style-name="P17"><text:span text:style-name="T14"></text:span></text:p>
      <text:p text:style-name="P17"><text:span text:style-name="T14">;this tells the control register </text:span></text:p>
      <text:p text:style-name="P17"><text:span text:style-name="T14">;that all of the pins in port b are outputs</text:span></text:p>
      <text:p text:style-name="P17"><text:span text:style-name="T14"></text:span></text:p>
      <text:p text:style-name="P17"><text:span text:style-name="T14"></text:span></text:p>
      <text:p text:style-name="P17"><text:span text:style-name="T14">MOV DX, 143H</text:span></text:p>
      <text:p text:style-name="P17"><text:span text:style-name="T14">MOV AL, 03H</text:span></text:p>
      <text:p text:style-name="P17"><text:span text:style-name="T14">OUT DX, AL</text:span></text:p>
      <text:p text:style-name="P17"><text:span text:style-name="T14"></text:span></text:p>
      <text:p text:style-name="P17"><text:span text:style-name="T14">;this sets the control register to operation mode</text:span></text:p>
      <text:p text:style-name="P17"><text:span text:style-name="T14"></text:span></text:p>
      <text:p text:style-name="P17"><text:span text:style-name="T14">MOV DX, 141H</text:span></text:p>
      <text:p text:style-name="P17"><text:span text:style-name="T14"></text:span></text:p>
      <text:p text:style-name="P17"><text:span text:style-name="T14">MOV AL, 11111111b</text:span></text:p>
      <text:p text:style-name="P17"><text:span text:style-name="T14">MOV CX, 1111000011111111b</text:span></text:p>
      <text:p text:style-name="P17"><text:span text:style-name="T14">MOV BX, 1111111100001111b </text:span></text:p>
      <text:p text:style-name="P17"><text:span text:style-name="T14"></text:span></text:p>
      <text:p text:style-name="P17"><text:span text:style-name="T14">asdf:</text:span></text:p>
      <text:p text:style-name="P17"><text:span text:style-name="T14">MOV al, cl</text:span></text:p>
      <text:p text:style-name="P17"><text:span text:style-name="T14">and al, bh</text:span></text:p>
      <text:p text:style-name="P17"><text:span text:style-name="T14">OUT DX, Al</text:span></text:p>
      <text:p text:style-name="P17"><text:span text:style-name="T14">call delay</text:span></text:p>
      <text:p text:style-name="P17"><text:span text:style-name="T14">abc:</text:span></text:p>
      <text:p text:style-name="P17"><text:span text:style-name="T14">ROR CX,1</text:span></text:p>
      <text:p text:style-name="P17"><text:span text:style-name="T14">ROL BX,1</text:span></text:p>
      <text:p text:style-name="P17"><text:span text:style-name="T14">MOV al, cl</text:span></text:p>
      <text:p text:style-name="P17"><text:span text:style-name="T14">and al, bh</text:span></text:p>
      <text:p text:style-name="P17"><text:span text:style-name="T14">OUT DX, Al</text:span></text:p>
      <text:p text:style-name="P17"><text:span text:style-name="T14">call delay</text:span></text:p>
      <text:p text:style-name="P17"><text:span text:style-name="T14">cmp al, 11000011b</text:span></text:p>
      <text:p text:style-name="P17"><text:span text:style-name="T14">jne abc</text:span></text:p>
      <text:p text:style-name="P17"><text:span text:style-name="T14">def:</text:span></text:p>
      <text:p text:style-name="P17"><text:span text:style-name="T14">ROL CX,1</text:span></text:p>
      <text:p text:style-name="P17"><text:span text:style-name="T14">ROR BX,1</text:span></text:p>
      <text:p text:style-name="P17"><text:span text:style-name="T14">MOV al, cl</text:span></text:p>
      <text:p text:style-name="P17"><text:span text:style-name="T14">and al, bh</text:span></text:p>
      <text:p text:style-name="P17"><text:span text:style-name="T14">OUT DX, Al</text:span></text:p>
      <text:p text:style-name="P17"><text:span text:style-name="T14">call delay</text:span></text:p>
      <text:p text:style-name="P17"><text:span text:style-name="T14">cmp al, 11111111b</text:span></text:p>
      <text:p text:style-name="P17"><text:span text:style-name="T14">jne def</text:span></text:p>
      <text:p text:style-name="P17"><text:span text:style-name="T14">JMP asdf</text:span></text:p>
      <text:p text:style-name="P17"><text:span text:style-name="T14">;this is a infinite loop that turns on and off all of the LEDs</text:span></text:p>
      <text:p text:style-name="P17"><text:span text:style-name="T14"></text:span></text:p>
      <text:p text:style-name="P17"><text:span text:style-name="T14">delay:</text:span></text:p>
      <text:p text:style-name="P17"><text:span text:style-name="T14">;push and pop commands should be here but are not necessary</text:span></text:p>
      <text:p text:style-name="P17"><text:span text:style-name="T14">push cx</text:span></text:p>
      <text:p text:style-name="P17"><text:span text:style-name="T14">push bx</text:span></text:p>
      <text:p text:style-name="P17"><text:span text:style-name="T14">mov cx, 0fH</text:span></text:p>
      <text:p text:style-name="P17"><text:span text:style-name="T14">outerloop:</text:span></text:p>
      <text:p text:style-name="P17"><text:span text:style-name="T14">mov bx, 0ffffh</text:span></text:p>
      <text:p text:style-name="P17"><text:span text:style-name="T14">innerloop:</text:span></text:p>
      <text:p text:style-name="P17"><text:span text:style-name="T14">nop</text:span></text:p>
      <text:p text:style-name="P17"><text:span text:style-name="T14">dec bx</text:span></text:p>
      <text:p text:style-name="P17"><text:span text:style-name="T14">jnz innerloop</text:span></text:p>
      <text:p text:style-name="P17"><text:span text:style-name="T14">dec cx</text:span></text:p>
      <text:p text:style-name="P17"><text:span text:style-name="T14">jnz outerloop</text:span></text:p>
      <text:p text:style-name="P17"><text:span text:style-name="T14">pop bx</text:span></text:p>
      <text:p text:style-name="P17"><text:span text:style-name="T14">pop cx</text:span></text:p>
      <text:p text:style-name="P17"><text:span text:style-name="T14">ret</text:span></text:p>
      <text:p text:style-name="P17"><text:span text:style-name="T14">;this is the delay operation that gives the LEDs enough time to turn on and off, altogether this command runs 4096 times</text:span></text:p>
      <text:p text:style-name="P17"><text:span text:style-name="T14">code ends</text:span></text:p>
      <text:p text:style-name="P17"><text:span text:style-name="T14">end begin</text:span></text:p>
      <text:p text:style-name="P23"><text:soft-page-break/></text:p>
      <text:p text:style-name="P5"/>
      <text:p text:style-name="P5">Exercise 2:</text:p>
      <text:p text:style-name="P5"/>
      <text:p text:style-name="P9">Experiment:<text:tab/><text:span text:style-name="T10">The goal of this exercise is to allow the keyboard to be used as an input device in an <text:tab/><text:tab/><text:tab/>assembly program. </text:span></text:p>
      <text:p text:style-name="P14"/>
      <text:p text:style-name="P12"><text:span text:style-name="T2">Results:<text:tab/>Using</text:span><text:span text:style-name="T9"> two functions of interrupt 21H can be used to allow for input from the keyboard. <text:tab/><text:tab/><text:tab/>01H function will halt normal program execution until a key is pressed from the <text:tab/><text:tab/><text:tab/><text:tab/>keyboard. 08H function will do the same thing excepts 01H echoes the input back to the <text:tab/><text:tab/>screen, 08H will not do this. The code is below:</text:span></text:p>
      <text:p text:style-name="P19"/>
      <text:p text:style-name="P15"/>
      <text:p text:style-name="P18"><text:span text:style-name="T15">Assume cs:code, ds:data, ss:stack</text:span></text:p>
      <text:p text:style-name="P18"><text:span text:style-name="T15"></text:span></text:p>
      <text:p text:style-name="P18"><text:span text:style-name="T15">data segment </text:span></text:p>
      <text:p text:style-name="P18"><text:span text:style-name="T15">; All variables defined within the data segment</text:span></text:p>
      <text:p text:style-name="P18"><text:span text:style-name="T15">message db "Please enter a string:$"</text:span></text:p>
      <text:p text:style-name="P18"><text:span text:style-name="T15">keyboard db 20 dup(?)</text:span></text:p>
      <text:p text:style-name="P18"><text:span text:style-name="T15">data ends</text:span></text:p>
      <text:p text:style-name="P18"><text:span text:style-name="T15"></text:span></text:p>
      <text:p text:style-name="P18"><text:span text:style-name="T15">stack segment <text:s/></text:span></text:p>
      <text:p text:style-name="P18"><text:span text:style-name="T15">;Stack size and the top of the stack defined in the stack segment</text:span></text:p>
      <text:p text:style-name="P18"><text:span text:style-name="T15">dw 100 dup(?)</text:span></text:p>
      <text:p text:style-name="P18"><text:span text:style-name="T15">stacktop:</text:span></text:p>
      <text:p text:style-name="P18"><text:span text:style-name="T15">stack ends</text:span></text:p>
      <text:p text:style-name="P18"><text:span text:style-name="T15"></text:span></text:p>
      <text:p text:style-name="P18"><text:span text:style-name="T15">code segment</text:span></text:p>
      <text:p text:style-name="P18"><text:span text:style-name="T15">begin:<text:tab/></text:span></text:p>
      <text:p text:style-name="P18"><text:span text:style-name="T15">mov ax, data</text:span></text:p>
      <text:p text:style-name="P18"><text:span text:style-name="T15">mov ds,ax</text:span></text:p>
      <text:p text:style-name="P18"><text:span text:style-name="T15">mov ax, stack</text:span></text:p>
      <text:p text:style-name="P18"><text:span text:style-name="T15">mov ss,ax</text:span></text:p>
      <text:p text:style-name="P18"><text:span text:style-name="T15">mov sp, offset stacktop</text:span></text:p>
      <text:p text:style-name="P18"><text:span text:style-name="T15"></text:span></text:p>
      <text:p text:style-name="P18"><text:span text:style-name="T15">Mov ah, 2</text:span></text:p>
      <text:p text:style-name="P18"><text:span text:style-name="T15"></text:span></text:p>
      <text:p text:style-name="P18"><text:span text:style-name="T15">Mov si, offset message</text:span></text:p>
      <text:p text:style-name="P18"><text:span text:style-name="T15"></text:span></text:p>
      <text:p text:style-name="P18"><text:span text:style-name="T15">Abc:</text:span></text:p>
      <text:p text:style-name="P18"><text:span text:style-name="T15">Mov dl,[si]</text:span></text:p>
      <text:p text:style-name="P18"><text:span text:style-name="T15">Cmp dl,"$"</text:span></text:p>
      <text:p text:style-name="P18"><text:span text:style-name="T15">Je keys</text:span></text:p>
      <text:p text:style-name="P18"><text:span text:style-name="T15">Int 21h</text:span></text:p>
      <text:p text:style-name="P18"><text:span text:style-name="T15">Inc si</text:span></text:p>
      <text:p text:style-name="P18"><text:span text:style-name="T15">Jmp abc</text:span></text:p>
      <text:p text:style-name="P18"><text:span text:style-name="T15">;the above abc loop simply copies the contents of memory</text:span></text:p>
      <text:p text:style-name="P18"><text:span text:style-name="T15">;byte by byte, at the address that si points to.</text:span></text:p>
      <text:p text:style-name="P18"><text:span text:style-name="T15">;It prints these bytes until it it reaches the dollar sign and exits</text:span></text:p>
      <text:p text:style-name="P18"><text:span text:style-name="T15">keys:</text:span></text:p>
      <text:p text:style-name="P18"><text:span text:style-name="T15">mov si, offset keyboard</text:span></text:p>
      <text:p text:style-name="P18"><text:span text:style-name="T15">mov ah, 01H</text:span></text:p>
      <text:p text:style-name="P18"><text:span text:style-name="T15">mov cx, 14H</text:span></text:p>
      <text:p text:style-name="P18"><text:span text:style-name="T15">def:</text:span></text:p>
      <text:p text:style-name="P18"><text:span text:style-name="T15">int 21h</text:span></text:p>
      <text:p text:style-name="P18"><text:span text:style-name="T15">cmp AL, 0DH</text:span></text:p>
      <text:p text:style-name="P18"><text:span text:style-name="T15">je print</text:span></text:p>
      <text:p text:style-name="P18"><text:span text:style-name="T15">mov [si], al</text:span></text:p>
      <text:p text:style-name="P18"><text:span text:style-name="T15">inc si</text:span></text:p>
      <text:p text:style-name="P18"><text:span text:style-name="T15">loop def</text:span></text:p>
      <text:p text:style-name="P18"><text:span text:style-name="T15"></text:span></text:p>
      <text:p text:style-name="P18"><text:span text:style-name="T15">print:</text:span></text:p>
      <text:p text:style-name="P18"><text:span text:style-name="T15">mov al, "$"</text:span></text:p>
      <text:p text:style-name="P18"><text:span text:style-name="T15">mov [si], al</text:span></text:p>
      <text:p text:style-name="P18"><text:span text:style-name="T15">Mov si, offset keyboard</text:span></text:p>
      <text:p text:style-name="P18"><text:span text:style-name="T15">mov ah, 2</text:span></text:p>
      <text:p text:style-name="P18"><text:soft-page-break/><text:span text:style-name="T15">mov dl, 0Dh</text:span></text:p>
      <text:p text:style-name="P18"><text:span text:style-name="T15">int 21h</text:span></text:p>
      <text:p text:style-name="P18"><text:span text:style-name="T15">mov dl, 0Ah</text:span></text:p>
      <text:p text:style-name="P18"><text:span text:style-name="T15">int 21h</text:span></text:p>
      <text:p text:style-name="P18"><text:span text:style-name="T15">ghi:</text:span></text:p>
      <text:p text:style-name="P18"><text:span text:style-name="T15">Mov dl,[si]</text:span></text:p>
      <text:p text:style-name="P18"><text:span text:style-name="T15">Cmp dl,"$"</text:span></text:p>
      <text:p text:style-name="P18"><text:span text:style-name="T15">Je End_prog</text:span></text:p>
      <text:p text:style-name="P18"><text:span text:style-name="T15">Int 21h</text:span></text:p>
      <text:p text:style-name="P18"><text:span text:style-name="T15">Inc si</text:span></text:p>
      <text:p text:style-name="P18"><text:span text:style-name="T15">Jmp ghi</text:span></text:p>
      <text:p text:style-name="P18"><text:span text:style-name="T15"></text:span></text:p>
      <text:p text:style-name="P18"><text:span text:style-name="T15"></text:span></text:p>
      <text:p text:style-name="P18"><text:span text:style-name="T15"></text:span></text:p>
      <text:p text:style-name="P18"><text:span text:style-name="T15"></text:span></text:p>
      <text:p text:style-name="P18"><text:span text:style-name="T15">End_prog:</text:span></text:p>
      <text:p text:style-name="P18"><text:span text:style-name="T15"><text:tab/>Mov ah, 4ch</text:span></text:p>
      <text:p text:style-name="P18"><text:span text:style-name="T15"><text:tab/>Int 21h</text:span></text:p>
      <text:p text:style-name="P18"><text:span text:style-name="T15"><text:tab/>;end code</text:span></text:p>
      <text:p text:style-name="P18"><text:span text:style-name="T15"></text:span></text:p>
      <text:p text:style-name="P18"><text:span text:style-name="T15"></text:span></text:p>
      <text:p text:style-name="P18"><text:span text:style-name="T15">;THIS IS WHERE YOUR CODE ENDS</text:span></text:p>
      <text:p text:style-name="P18"><text:span text:style-name="T15">code ends</text:span></text:p>
      <text:p text:style-name="P18"><text:span text:style-name="T15">end begin</text:span></text:p>
      <text:p text:style-name="P13"/>
      <text:p text:style-name="P20"/>
      <text:p text:style-name="P7"/>
      <text:p text:style-name="P6">Conclusion:</text:p>
      <text:p text:style-name="P6"/>
      <text:p text:style-name="P11"><text:span text:style-name="T12"><text:tab/></text:span><text:span text:style-name="T6">By utilizing the I8086's logical and bit manipulation instructions we were able to develop bit patterns to be used with and 8-bit LED interface. Also using what we have learned up till this point allowed us to use Keyboard Interrupts to print a string entered by the user to the screen. In conclusion this lab helped us understand more about the I/O ports for comput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3-08-29T09:32:31</meta:creation-date>
    <dc:date>2013-11-02T23:15:23</dc:date>
    <dc:creator>Bryan </dc:creator>
    <meta:editing-duration>P3DT3H17M4S</meta:editing-duration>
    <meta:editing-cycles>32</meta:editing-cycles>
    <meta:generator>LibreOffice/3.6$Linux_X86_64 LibreOffice_project/360m1$Build-2</meta:generator>
    <meta:printed-by>Bryan </meta:printed-by>
    <meta:print-date>2013-09-05T09:01:08</meta:print-date>
    <meta:document-statistic meta:table-count="0" meta:image-count="0" meta:object-count="0" meta:page-count="7" meta:paragraph-count="353" meta:word-count="1190" meta:character-count="6366" meta:non-whitespace-character-count="5101"/>
  </office:meta>
</office:document-meta>
</file>